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40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39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2.096cm" style:use-optimal-column-width="false"/>
    </style:style>
    <style:style style:name="co12" style:family="table-column">
      <style:table-column-properties style:column-width="1.897cm" style:use-optimal-column-width="false"/>
    </style:style>
    <style:style style:name="co13" style:family="table-column">
      <style:table-column-properties style:column-width="7.518cm" style:use-optimal-column-width="false"/>
    </style:style>
    <style:style style:name="co14" style:family="table-column">
      <style:table-column-properties style:column-width="7.521cm" style:use-optimal-column-width="false"/>
    </style:style>
    <style:style style:name="co15" style:family="table-column">
      <style:table-column-properties style:column-width="11.079cm" style:use-optimal-column-width="false"/>
    </style:style>
    <style:style style:name="co16" style:family="table-column">
      <style:table-column-properties style:column-width="3.96cm" style:use-optimal-column-width="false"/>
    </style:style>
    <style:style style:name="co17" style:family="table-column">
      <style:table-column-properties style:column-width="1.873cm" style:use-optimal-column-width="false"/>
    </style:style>
    <style:style style:name="co18" style:family="table-column">
      <style:table-column-properties style:column-width="1.889cm" style:use-optimal-column-width="false"/>
    </style:style>
    <style:style style:name="co19" style:family="table-column">
      <style:table-column-properties style:column-width="1.44cm" style:use-optimal-column-width="false"/>
    </style:style>
    <style:style style:name="co20" style:family="table-column">
      <style:table-column-properties style:column-width="2.205cm" style:use-optimal-column-width="false"/>
    </style:style>
    <style:style style:name="co21" style:family="table-column">
      <style:table-column-properties style:column-width="2.381cm" style:use-optimal-column-width="false"/>
    </style:style>
    <style:style style:name="co22" style:family="table-column">
      <style:table-column-properties style:column-width="10.973cm" style:use-optimal-column-width="false"/>
    </style:style>
    <style:style style:name="co23" style:family="table-column">
      <style:table-column-properties style:column-width="7.497cm" style:use-optimal-column-width="false"/>
    </style:style>
    <style:style style:name="co24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ce5" style:family="table-cell">
      <loext:graphic-properties draw:fill="none" draw:fill-color="#b3b3b3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ax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Teeth Number Register (HWATHNB)</text:span></text:p>
            <text:p text:style-name="P2"><text:span text:style-name="T2">Offset = </text:span><text:span text:style-name="T1">0A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1">HWAG Teeth Number Register (HWATHNB)</text:span></text:p>
          </draw:text-box>
        </draw:frame>
        <draw:frame draw:style-name="standard" draw:layer="layout" svg:width="16.998cm" svg:height="2.752cm" svg:x="2.019cm" svg:y="6.975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2">15-8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2">0</text:span></text:p>
              </table:table-cell>
              <table:table-cell table:style-name="ce4">
                <text:p text:style-name="P13"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7-0</text:span></text:p>
              </table:table-cell>
              <table:table-cell>
                <text:p text:style-name="P11"><text:span text:style-name="T2">THNB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Number. Sets the teeth number with the maximum value of the toothed wheel. This must be equal to N-1 real teeth (that is, 57 for a 60-2 toothed wheel)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1.5cm" svg:height="0.607cm" svg:x="13.4cm" svg:y="5.6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61cm" svg:y="4.97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5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NB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1.5cm" svg:height="0.607cm" svg:x="6cm" svg:y="5.7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9.6cm" svg:y="4.25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4.255cm">
          <draw:text-box>
            <text:p><text:span text:style-name="T2">7</text:span></text:p>
          </draw:text-box>
        </draw:frame>
        <draw:frame draw:style-name="gr2" draw:text-style-name="P3" draw:layer="layout" svg:width="17cm" svg:height="1.236cm" svg:x="1.983cm" svg:y="11cm">
          <draw:text-box>
            <text:p><text:span text:style-name="T1">HWAG Step Width Register (HWASTWD)</text:span></text:p>
            <text:p text:style-name="P2"><text:span text:style-name="T2">Offset = </text:span><text:span text:style-name="T1">0Ch</text:span></text:p>
          </draw:text-box>
        </draw:frame>
        <draw:frame draw:style-name="gr6" draw:text-style-name="P3" draw:layer="layout" svg:width="0.9cm" svg:height="0.645cm" svg:x="2.98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58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12.2cm">
          <draw:text-box>
            <text:p><text:span text:style-name="T1">HWAG Step Width Register (HWASTWD)</text:span></text:p>
          </draw:text-box>
        </draw:frame>
        <draw:frame draw:style-name="standard" draw:layer="layout" svg:width="16.998cm" svg:height="5.116cm" svg:x="2.002cm" svg:y="15.611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2">15-4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2">0</text:span></text:p>
              </table:table-cell>
              <table:table-cell table:style-name="ce4">
                <text:p text:style-name="P13"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-0</text:span></text:p>
              </table:table-cell>
              <table:table-cell>
                <text:p text:style-name="P11"><text:span text:style-name="T2">STWD</text:span></text:p>
              </table:table-cell>
              <table:table-cell>
                <text:p text:style-name="P11"><text:span text:style-name="T4">0-Ffh</text:span></text:p>
                <text:p text:style-name="P11"><text:span text:style-name="T4"/></text:p>
                <text:p text:style-name="P11"><text:span text:style-name="T4"/></text:p>
                <text:p text:style-name="P11"><text:span text:style-name="T4">0h</text:span></text:p>
                <text:p text:style-name="P11"><text:span text:style-name="T4">1h</text:span></text:p>
                <text:p text:style-name="P11"><text:span text:style-name="T4">2h</text:span></text:p>
                <text:p text:style-name="P11"><text:span text:style-name="T4">:</text:span></text:p>
                <text:p text:style-name="P11"><text:span text:style-name="T4">Eh</text:span></text:p>
                <text:p text:style-name="P11"><text:span text:style-name="T4">Fh</text:span></text:p>
              </table:table-cell>
              <table:table-cell table:style-name="ce1">
                <text:p text:style-name="P8"><text:span text:style-name="T4">Step Width. Sets the step width for the tick generation, dividing the period into K steps. (131072, 65536, ..., 8, 4). The step count is decoded from the three LSBs using the following encoding: </text:span></text:p>
                <text:p text:style-name="P8"><text:span text:style-name="T4">4 ticks per period </text:span></text:p>
                <text:p text:style-name="P8"><text:span text:style-name="T4">8 ticks per period </text:span></text:p>
                <text:p text:style-name="P8"><text:span text:style-name="T4">16 ticks per period </text:span></text:p>
                <text:p text:style-name="P8"><text:span text:style-name="T4">: </text:span></text:p>
                <text:p text:style-name="P8"><text:span text:style-name="T4">65536 ticks per period </text:span></text:p>
                <text:p text:style-name="P8"><text:span text:style-name="T4">131072 ticks per period 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9" draw:layer="layout" svg:width="1.5cm" svg:height="0.607cm" svg:x="15.2cm" svg:y="14.3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1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44cm" svg:y="13.615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 table:default-cell-style-name="ce5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STWD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9" draw:layer="layout" svg:width="1.5cm" svg:height="0.607cm" svg:x="7.8cm" svg:y="14.3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13.1cm" svg:y="12.9cm">
          <draw:text-box>
            <text:p><text:span text:style-name="T2">4</text:span></text:p>
          </draw:text-box>
        </draw:frame>
        <draw:frame draw:style-name="gr6" draw:text-style-name="P3" draw:layer="layout" svg:width="0.9cm" svg:height="0.645cm" svg:x="14cm" svg:y="12.9cm">
          <draw:text-box>
            <text:p><text:span text:style-name="T2">3</text:span></text:p>
          </draw:text-box>
        </draw:frame>
      </draw:page>
      <draw:page draw:name="page4" draw:style-name="dp1" draw:master-page-name="Обычный"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2" draw:text-style-name="P3" draw:layer="layout" svg:width="17cm" svg:height="1.236cm" svg:x="2cm" svg:y="2.373cm">
          <draw:text-box>
            <text:p><text:span text:style-name="T1">Maximum Angle Counter Register (HWAMAXACR)</text:span></text:p>
            <text:p text:style-name="P2"><text:span text:style-name="T2">Offset = </text:span><text:span text:style-name="T1">0Eh (15:0), </text:span><text:span text:style-name="T6">Offset</text:span><text:span text:style-name="T1"> = 10h (31:16)</text:span></text:p>
          </draw:text-box>
        </draw:frame>
        <draw:polygon draw:style-name="gr5" draw:text-style-name="P10" draw:layer="layout" svg:width="14.999cm" svg:height="0.599cm" svg:x="3cm" svg:y="7.009cm" svg:viewBox="0 0 15000 600" draw:points="0,0 15000,0 15000,600 0,600">
          <text:p text:style-name="P5"><text:span text:style-name="T6">MAXAC</text:span></text:p>
        </draw:polygon>
        <draw:frame draw:style-name="gr6" draw:text-style-name="P3" draw:layer="layout" svg:width="0.9cm" svg:height="0.645cm" svg:x="3cm" svg:y="6.364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364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09cm">
          <draw:text-box>
            <text:p><text:span text:style-name="T1">Maximum Angle Counter Register (HWAMAXACR)</text:span></text:p>
          </draw:text-box>
        </draw:frame>
        <draw:frame draw:style-name="standard" draw:layer="layout" svg:width="16.998cm" svg:height="1.964cm" svg:x="1.997cm" svg:y="8.9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5"><text:span text:style-name="T6">MAXAC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aximum Angle Counter Valu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9" draw:layer="layout" svg:width="1.5cm" svg:height="0.607cm" svg:x="9.8cm" svg:y="7.664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8.3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5cm" svg:y="5.0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AC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8" draw:text-style-name="P9" draw:layer="layout" svg:width="1.5cm" svg:height="0.607cm" svg:x="9.797cm" svg:y="5.762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2.997cm" svg:y="4.369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597cm" svg:y="4.369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497cm" svg:y="4.369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cm" svg:y="6.365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097cm" svg:y="4.324cm">
          <draw:text-box>
            <text:p><text:span text:style-name="T2">16</text:span></text:p>
          </draw:text-box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5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E</text:span></text:p>
              </table:table-cell>
              <table:table-cell>
                <text:p text:style-name="P11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E</text:span></text:p>
              </table:table-cell>
              <table:table-cell>
                <text:p text:style-name="P11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31.svm" xlink:type="simple" xlink:show="embed" xlink:actuate="onLoad"/>
        </draw:frame>
      </draw:page>
      <draw:page draw:name="page9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9.578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3</text:span></text:p>
              </table:table-cell>
              <table:table-cell>
                <text:p text:style-name="P11"><text:span text:style-name="T4"/></text:p>
                <text:p text:style-name="P11"><text:span text:style-name="T4">GDNT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</table:table-cell>
              <table:table-cell table:style-name="ce1">
                <text:p text:style-name="P8"><text:span text:style-name="T7">Gap During Normal Tooth Interrupt Flag.</text:span></text:p>
                <text:p text:style-name="P8"><text:span text:style-name="T7">Read: </text:span><text:span text:style-name="T9">No interrupt is pending.</text:span></text:p>
                <text:p text:style-name="P8"><text:span text:style-name="T6">Write: Writes have no effect.</text:span></text:p>
                <text:p text:style-name="P8"><text:span text:style-name="T7">Read: Gap During Normal Tooth </text:span><text:span text:style-name="T9">Interrupt is pending.</text:span></text:p>
                <text:p text:style-name="P8"><text:span text:style-name="T7">Write: Clear Gap During Normal Tooth </text:span><text:span text:style-name="T9">Interrupt Flag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G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Gap Interrupt Flag.</text:span></text:p>
                <text:p text:style-name="P14"><text:span text:style-name="T9">Read: No interrupt is pending.</text:span></text:p>
                <text:p text:style-name="P14"><text:span text:style-name="T6">Write: Writes have no effect.</text:span></text:p>
                <text:p text:style-name="P14"><text:span text:style-name="T9">Read: </text:span><text:span text:style-name="T7">Gap Interrupt </text:span><text:span text:style-name="T9">is pending.</text:span></text:p>
                <text:p text:style-name="P14"><text:span text:style-name="T9">Write: Clear </text:span><text:span text:style-name="T7">Gap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<text:span text:style-name="T4">GDNTIF</text:span></text:p>
              </table:table-cell>
              <table:table-cell>
                <text:p text:style-name="P11"><text:span text:style-name="T4">GAPIF</text:span></text:p>
              </table:table-cell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36.svm" xlink:type="simple" xlink:show="embed" xlink:actuate="onLoad"/>
        </draw:frame>
      </draw:page>
      <draw:page draw:name="page10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  <draw:frame draw:style-name="gr2" draw:text-style-name="P3" draw:layer="layout" svg:width="17cm" svg:height="1.236cm" svg:x="2cm" svg:y="12.009cm">
          <draw:text-box>
            <text:p><text:span text:style-name="T1">HWAG Current Teeth Number Register (HWATHVL)</text:span></text:p>
            <text:p text:style-name="P2"><text:span text:style-name="T2">Offset = </text:span><text:span text:style-name="T1">8Eh</text:span></text:p>
          </draw:text-box>
        </draw:frame>
        <draw:frame draw:style-name="gr6" draw:text-style-name="P7" draw:layer="layout" svg:width="10.4cm" svg:height="0.645cm" svg:x="5.3cm" svg:y="13.345cm">
          <draw:text-box>
            <text:p><text:span text:style-name="T1">HWAG Current Teeth Number Register (HWATHVL)</text:span></text:p>
          </draw:text-box>
        </draw:frame>
        <draw:frame draw:style-name="standard" draw:layer="layout" svg:width="16.998cm" svg:height="1.964cm" svg:x="2cm" svg:y="17.03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15-8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7-0</text:span></text:p>
              </table:table-cell>
              <table:table-cell>
                <text:p text:style-name="P11"><text:span text:style-name="T2">THVL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Value. Provides the current teeth number.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9" draw:text-style-name="P9" draw:layer="layout" svg:width="7.673cm" svg:height="0.607cm" svg:x="2.03cm" svg:y="16.378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5cm" svg:height="0.654cm" svg:x="3.004cm" svg:y="14.93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VL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6" draw:text-style-name="P17" draw:layer="layout" svg:width="0.9cm" svg:height="0.645cm" svg:x="17.1cm" svg:y="14.2cm">
          <draw:text-box>
            <text:p text:style-name="P5"><text:span text:style-name="T2">0</text:span></text:p>
          </draw:text-box>
        </draw:frame>
        <draw:frame draw:style-name="gr6" draw:text-style-name="P17" draw:layer="layout" svg:width="0.9cm" svg:height="0.645cm" svg:x="3cm" svg:y="14.2cm">
          <draw:text-box>
            <text:p text:style-name="P5"><text:span text:style-name="T2">15</text:span></text:p>
          </draw:text-box>
        </draw:frame>
        <draw:frame draw:style-name="gr6" draw:text-style-name="P3" draw:layer="layout" svg:width="0.9cm" svg:height="0.645cm" svg:x="9.6cm" svg:y="14.24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14.245cm">
          <draw:text-box>
            <text:p><text:span text:style-name="T2">7</text:span></text:p>
          </draw:text-box>
        </draw:frame>
        <draw:frame draw:style-name="gr8" draw:text-style-name="P9" draw:layer="layout" svg:width="1.5cm" svg:height="0.607cm" svg:x="13.5cm" svg:y="15.738cm">
          <draw:text-box>
            <text:p><text:span text:style-name="T5">R/W-0</text:span></text:p>
          </draw:text-box>
        </draw:frame>
        <draw:frame draw:style-name="gr8" draw:text-style-name="P9" draw:layer="layout" svg:width="1.5cm" svg:height="0.607cm" svg:x="6cm" svg:y="15.745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11T08:58:53.050014234</dc:date>
    <meta:editing-duration>PT5H1M1S</meta:editing-duration>
    <meta:editing-cycles>183</meta:editing-cycles>
    <meta:generator>LibreOffice/6.4.0.3$Linux_X86_64 LibreOffice_project/40$Build-3</meta:generator>
    <meta:document-statistic meta:object-count="160"/>
  </office:meta>
</office:document-meta>
</file>